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4e9e" officeooo:paragraph-rsid="00174e9e"/>
    </style:style>
    <style:style style:name="P2" style:family="paragraph" style:parent-style-name="Standard">
      <style:text-properties officeooo:rsid="00183628" officeooo:paragraph-rsid="00183628"/>
    </style:style>
    <style:style style:name="P3" style:family="paragraph" style:parent-style-name="Standard">
      <style:text-properties officeooo:rsid="00186081" officeooo:paragraph-rsid="00186081"/>
    </style:style>
    <style:style style:name="P4" style:family="paragraph" style:parent-style-name="Standard">
      <style:text-properties officeooo:rsid="001934fd" officeooo:paragraph-rsid="001934fd"/>
    </style:style>
    <style:style style:name="P5" style:family="paragraph" style:parent-style-name="Standard">
      <style:text-properties officeooo:rsid="001a5136" officeooo:paragraph-rsid="001a5136"/>
    </style:style>
    <style:style style:name="P6" style:family="paragraph" style:parent-style-name="Standard">
      <style:text-properties officeooo:rsid="001a787b" officeooo:paragraph-rsid="001a787b"/>
    </style:style>
    <style:style style:name="P7" style:family="paragraph" style:parent-style-name="Standard">
      <style:text-properties officeooo:rsid="00186081" officeooo:paragraph-rsid="00186081"/>
    </style:style>
    <style:style style:name="P8" style:family="paragraph" style:parent-style-name="Standard">
      <style:text-properties officeooo:rsid="001c6bb1" officeooo:paragraph-rsid="001c6bb1"/>
    </style:style>
    <style:style style:name="P9" style:family="paragraph" style:parent-style-name="Standard">
      <style:text-properties officeooo:rsid="001934fd" officeooo:paragraph-rsid="001934fd"/>
    </style:style>
    <style:style style:name="P10" style:family="paragraph" style:parent-style-name="Standard">
      <style:text-properties officeooo:rsid="001e1c25" officeooo:paragraph-rsid="001e1c25"/>
    </style:style>
    <style:style style:name="T1" style:family="text">
      <style:text-properties officeooo:rsid="00183628"/>
    </style:style>
    <style:style style:name="T2" style:family="text">
      <style:text-properties officeooo:rsid="0018f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)</text:p>
      <text:p text:style-name="P1"/>
      <text:p text:style-name="P1">2- a|b</text:p>
      <text:p text:style-name="P1">3- <text:span text:style-name="T1">Type 1 ou 0</text:span></text:p>
      <text:p text:style-name="P1"/>
      <text:p text:style-name="P2">Ex2)</text:p>
      <text:p text:style-name="P2">1-Type 0 ou 1</text:p>
      <text:p text:style-name="P2">2- Il est bon</text:p>
      <text:p text:style-name="P2">3- 51 nœuds</text:p>
      <text:p text:style-name="P2"/>
      <text:p text:style-name="P2">ex3)</text:p>
      <text:p text:style-name="P3">1- S-&gt;aSb</text:p>
      <text:p text:style-name="P3"><text:s text:c="4"/><text:span text:style-name="T2">S→ab</text:span></text:p>
      <text:p text:style-name="P3"/>
      <text:p text:style-name="P8">S→aXb</text:p>
      <text:p text:style-name="P8">X→ aXb</text:p>
      <text:p text:style-name="P8">X → </text:p>
      <text:p text:style-name="P8"/>
      <text:p text:style-name="P3">2- Type 2</text:p>
      <text:p text:style-name="P4">3- il fait parti du langage</text:p>
      <text:p text:style-name="P4">4-il y a 4 nœuds</text:p>
      <text:p text:style-name="P10"><text:tab/>/5 noeuds</text:p>
      <text:p text:style-name="P5">6- brute force</text:p>
      <text:p text:style-name="P5"/>
      <text:p text:style-name="P6">ex4)</text:p>
      <text:p text:style-name="P6">1-(a)*(b)+</text:p>
      <text:p text:style-name="P6">2-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7:43:33.170953937</meta:creation-date>
    <dc:date>2015-10-20T11:30:44.762726842</dc:date>
    <meta:editing-duration>PT55M16S</meta:editing-duration>
    <meta:editing-cycles>6</meta:editing-cycles>
    <meta:generator>LibreOffice/4.4.4.3$Linux_X86_64 LibreOffice_project/40m0$Build-3</meta:generator>
    <meta:document-statistic meta:table-count="0" meta:image-count="0" meta:object-count="0" meta:page-count="1" meta:paragraph-count="21" meta:word-count="51" meta:character-count="193" meta:non-whitespace-character-count="157"/>
  </office:meta>
</office:document-meta>
</file>